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3" style:family="paragraph" style:parent-style-name="Standard" style:list-style-name="L6">
      <style:paragraph-properties fo:text-align="start"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list-style-name="L6">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2" style:family="paragraph" style:parent-style-name="Standard" style:list-style-name="L5">
      <style:paragraph-properties fo:text-align="start" style:justify-single-word="false"/>
    </style:style>
    <style:style style:name="P13" style:family="paragraph" style:parent-style-name="Standard" style:list-style-name="L5">
      <style:paragraph-properties fo:text-align="start" style:justify-single-word="false" fo:break-before="page"/>
    </style:style>
    <style:style style:name="T1" style:family="text">
      <style:text-properties style:font-name="Arial" fo:font-weight="normal" style:font-weight-asian="normal" style:font-weight-complex="norm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style:font-name="Arial" fo:font-size="15pt" fo:font-weight="normal" style:font-size-asian="15pt" style:font-weight-asian="normal" style:font-size-complex="15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Pflichtenheft S.T.A.R.</text:p>
      <text:p text:style-name="P2">Marvin Pohl</text:p>
      <text:p text:style-name="P2"/>
      <text:p text:style-name="P2"/>
      <text:list xml:id="list32286627" text:style-name="L6">
        <text:list-item>
          <text:p text:style-name="P3"><text:span text:style-name="T1">Beschreibung:</text:span></text:p>
          <text:p text:style-name="P9"><text:span text:style-name="T1">S.T.A.R. Ist ein Jump&amp;Run Spiel. Es basiert auf einem Tile-Based-Map Prinzip, d.h. das Level besteht aus vielen kleinen Rechtecken. Ziel ist es an das Ende (Exit) des Levels zu gelangen ohne zu Sterben. Dazu muss der Spieler Fallen und Gegnern ausweichen und das Ende des Levels innerhalb der Zeit erreichen. Steuern kann man den Spieler wahlweise über die Tastatur oder den Xbox 360 Controller. <text:line-break/></text:span></text:p>
        </text:list-item>
      </text:list>
      <text:list xml:id="list31660834" text:style-name="L1">
        <text:list-item>
          <text:p text:style-name="P5">Ziele:</text:p>
        </text:list-item>
      </text:list>
      <text:list xml:id="list31656914" text:style-name="L2">
        <text:list-item>
          <text:p text:style-name="P10">Funktionalität des Spiels</text:p>
          <text:p text:style-name="P10">-Lauffähig</text:p>
          <text:p text:style-name="P10">- Wenig bis keine Abstürze<text:line-break/></text:p>
        </text:list-item>
        <text:list-item>
          <text:p text:style-name="P10">GameStates</text:p>
          <text:p text:style-name="P10">-Schnelle Umschaltung zwischen Menü und Spiel<text:line-break/></text:p>
        </text:list-item>
        <text:list-item>
          <text:p text:style-name="P10">Steuerung des Spielers mit Tastatur oder GamePad<text:line-break/></text:p>
        </text:list-item>
        <text:list-item>
          <text:p text:style-name="P10">Verfolgerkamera<text:line-break/></text:p>
        </text:list-item>
        <text:list-item>
          <text:p text:style-name="P10">Laden von Leveln<text:line-break/>-Aus Dateien<text:line-break/></text:p>
        </text:list-item>
        <text:list-item>
          <text:p text:style-name="P10">Editor<text:line-break/>-Level Editor<text:line-break/>-Gegner Editor<text:line-break/></text:p>
        </text:list-item>
        <text:list-item>
          <text:p text:style-name="P10">GraphXPacks<text:line-break/>- Anpassung der Szenerie<text:line-break/></text:p>
        </text:list-item>
        <text:list-item>
          <text:p text:style-name="P10">Spielereignisse<text:line-break/>-Sieg<text:line-break/>-Tod<text:line-break/><text:line-break/></text:p>
        </text:list-item>
        <text:list-item>
          <text:p text:style-name="P6">Graphische Details: Scrollender Hintergrund, Wolken, <text:line-break/>PixelShader<text:line-break/></text:p>
        </text:list-item>
        <text:list-item>
          <text:p text:style-name="P6">Gegner<text:line-break/>-Einfache Gegner<text:line-break/>-Verfolgende Gegner (KI)<text:line-break/></text:p>
        </text:list-item>
      </text:list>
      <text:p text:style-name="P4"/>
      <text:list xml:id="list31666013" text:style-name="L3">
        <text:list-item>
          <text:p text:style-name="P7">Optionale Ziele:</text:p>
        </text:list-item>
      </text:list>
      <text:list xml:id="list31665955" text:style-name="L4">
        <text:list-item>
          <text:p text:style-name="P8">Story</text:p>
        </text:list-item>
        <text:list-item>
          <text:p text:style-name="P8">Items</text:p>
        </text:list-item>
        <text:list-item>
          <text:p text:style-name="P8"><text:soft-page-break/>Animationsskripte</text:p>
        </text:list-item>
        <text:list-item>
          <text:p text:style-name="P8">Workflow des Editors</text:p>
        </text:list-item>
        <text:list-item>
          <text:p text:style-name="P8">GraphXPack Editor</text:p>
        </text:list-item>
      </text:list>
      <text:list xml:id="list31682612" text:style-name="L5">
        <text:list-item>
          <text:p text:style-name="P13"><text:span text:style-name="T2">Verwendete Programme</text:span></text:p>
          <text:list>
            <text:list-item>
              <text:p text:style-name="P12"><text:span text:style-name="T2">Visual Studio 2008 C#,XNA 3.1</text:span></text:p>
            </text:list-item>
            <text:list-item>
              <text:p text:style-name="P12"><text:span text:style-name="T2">Adobe Photoshop Student Edition CS4</text:span></text:p>
            </text:list-item>
            <text:list-item>
              <text:p text:style-name="P12"><text:span text:style-name="T2">FL Studio 9<text:line-break/><text:line-break/></text:span></text:p>
            </text:list-item>
          </text:list>
          <text:p text:style-name="P12"><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vin Pohl</meta:initial-creator>
    <meta:creation-date>2010-10-28T21:29:09.16</meta:creation-date>
    <dc:date>2010-10-29T12:17:27.58</dc:date>
    <dc:creator>Marvin Pohl</dc:creator>
    <meta:editing-duration>PT00H36M58S</meta:editing-duration>
    <meta:editing-cycles>2</meta:editing-cycles>
    <meta:generator>OpenOffice.org/3.2$Win32 OpenOffice.org_project/320m18$Build-9502</meta:generator>
    <meta:document-statistic meta:table-count="0" meta:image-count="0" meta:object-count="0" meta:page-count="3" meta:paragraph-count="28" meta:word-count="172" meta:character-count="1095"/>
  </office:meta>
</office:document-meta>
</file>